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top="1in" fo:margin-bottom="0in" fo:text-align="center" style:justify-single-word="false"/>
    </style:style>
    <style:style style:name="P8" style:family="paragraph" style:parent-style-name="Standard">
      <style:paragraph-properties fo:margin-left="0.5in" fo:margin-right="0in" fo:line-height="200%" fo:text-indent="-0.5in" style:auto-text-indent="false">
        <style:tab-stops/>
      </style:paragraph-properties>
    </style:style>
    <style:style style:name="P9" style:family="paragraph" style:parent-style-name="Reference">
      <style:paragraph-properties fo:margin-left="0.5in" fo:margin-right="0in" fo:line-height="200%" fo:text-indent="-0.5in" style:auto-text-indent="false">
        <style:tab-stops/>
      </style:paragraph-properties>
    </style:style>
    <style:style style:name="P10" style:family="paragraph" style:parent-style-name="Reference">
      <style:text-properties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Contents_20_2">
      <style:paragraph-properties>
        <style:tab-stops>
          <style:tab-stop style:position="5.8035in" style:type="right" style:leader-style="dotted" style:leader-text="."/>
        </style:tab-stops>
      </style:paragraph-properties>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3">
      <style:paragraph-properties>
        <style:tab-stops>
          <style:tab-stop style:position="5.6071in" style:type="right" style:leader-style="dotted" style:leader-text="."/>
        </style:tab-stops>
      </style:paragraph-properties>
    </style:style>
    <style:style style:name="P15" style:family="paragraph" style:parent-style-name="Text_20_body">
      <style:paragraph-properties fo:margin-left="0in" fo:margin-right="0in" fo:text-indent="0.5in" style:auto-text-indent="false"/>
      <style:text-properties fo:font-style="normal" style:font-style-asian="normal" style:font-style-complex="normal"/>
    </style:style>
    <style:style style:name="P16" style:family="paragraph" style:parent-style-name="Standard" style:master-page-name="First_20_Page">
      <style:paragraph-properties fo:margin-top="2.5in" fo:margin-bottom="0in" fo:text-align="center" style:justify-single-word="false" style:page-number="auto"/>
    </style:style>
    <style:style style:name="P17"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18" style:family="paragraph" style:parent-style-name="Text_20_body" style:list-style-name="L1"/>
    <style:style style:name="P19" style:family="paragraph" style:parent-style-name="Text_20_body">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Heading_20_2">
      <style:text-properties fo:font-style="normal" style:font-style-asian="normal" style:font-style-complex="normal"/>
    </style:style>
    <style:style style:name="P23" style:family="paragraph" style:parent-style-name="Heading_20_1" style:master-page-name="Table_20_of_20_contents">
      <style:paragraph-properties style:page-number="auto"/>
    </style:style>
    <style:style style:name="P24" style:family="paragraph" style:parent-style-name="Heading_20_1" style:master-page-name="Introduction">
      <style:paragraph-properties style:page-number="1"/>
    </style:style>
    <style:style style:name="P25" style:family="paragraph" style:parent-style-name="Heading_20_1" style:master-page-name="Literature_20_review">
      <style:paragraph-properties style:page-number="auto"/>
    </style:style>
    <style:style style:name="P26" style:family="paragraph" style:parent-style-name="Heading_20_1" style:master-page-name="References">
      <style:paragraph-properties style:page-number="auto"/>
    </style:style>
    <style:style style:name="P27" style:family="paragraph" style:parent-style-name="Heading_20_3">
      <style:text-properties fo:font-style="normal" style:font-style-asian="normal" style:font-style-complex="normal"/>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fo:font-style="italic"/>
    </style:style>
    <style:style style:name="T9" style:family="text">
      <style:text-properties style:text-position="super 58%" fo:font-style="italic" style:font-style-asian="normal" style:font-style-complex="normal"/>
    </style:style>
    <style:style style:name="T10" style:family="text">
      <style:text-properties style:use-window-font-color="true" fo:font-style="normal" style:font-style-asian="normal" style:font-style-complex="normal"/>
    </style:style>
    <style:style style:name="T11" style:family="text">
      <style:text-properties style:use-window-font-color="true" fo:font-style="italic" style:font-style-asian="normal" style:font-style-complex="normal"/>
    </style:style>
    <style:style style:name="T12" style:family="text">
      <style:text-properties style:font-name="Times New Roman" style:font-name-asian="DejaVu Sans" style:font-name-complex="DejaVu San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teraction Design and Activity Theory: Designing for Social Code Review</text:p>
      <text:p text:style-name="P7">by</text:p>
      <text:p text:style-name="P3">Randy Souza</text:p>
      <text:p text:style-name="P3">Month 2010</text:p>
      <text:p text:style-name="P7">Presented to the</text:p>
      <text:p text:style-name="P3">School of Information Arts and Technologies</text:p>
      <text:p text:style-name="P3">University of Baltimore</text:p>
      <text:p text:style-name="P7">In Partial Fulfillment</text:p>
      <text:p text:style-name="P3">of the Requirements for the Degree</text:p>
      <text:p text:style-name="P3">Master of Science</text:p>
      <text:p text:style-name="P7">Approved by:<text:tab/><text:span text:style-name="T3"><text:tab/><text:tab/><text:tab/><text:tab/><text:tab/><text:tab/></text:span></text:p>
      <text:p text:style-name="P4"><text:tab/><text:tab/>Kathryn Summers, IDIA Program Director</text:p>
      <text:p text:style-name="P17">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3" text:outline-level="1">Table of Contents</text:h>
          </text:index-title>
          <text:p text:style-name="P13">Introduction<text:tab/>1</text:p>
          <text:p text:style-name="P13">Literature Review<text:tab/>2</text:p>
          <text:p text:style-name="P12">Software Inspection<text:tab/>2</text:p>
          <text:p text:style-name="P14">Benefits of code review.<text:tab/>3</text:p>
          <text:p text:style-name="P14">Limitations of code review.<text:tab/>6</text:p>
          <text:p text:style-name="P14">Evolution of the code review process.<text:tab/>8</text:p>
          <text:p text:style-name="P14">The impact of developer skills on code review.<text:tab/>11</text:p>
          <text:p text:style-name="P14">Code reading techniques.<text:tab/>13</text:p>
          <text:p text:style-name="P14">Code review tools.<text:tab/>17</text:p>
          <text:p text:style-name="P14">Summary.<text:tab/>22</text:p>
          <text:p text:style-name="P12">Human-Computer Interaction and the Challenge of Context<text:tab/>22</text:p>
          <text:p text:style-name="P14">From human factors to human actors.<text:tab/>22</text:p>
          <text:p text:style-name="P14">From usability to user experience.<text:tab/>22</text:p>
          <text:p text:style-name="P14">From user-centered design to activity-centered design.<text:tab/>22</text:p>
          <text:p text:style-name="P12">Activity Theory <text:tab/>22</text:p>
          <text:p text:style-name="P13">References<text:tab/>23</text:p>
        </text:index-body>
      </text:table-of-content>
      <text:p text:style-name="P5"/>
      <text:h text:style-name="P24"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25"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27" text:outline-level="3"><text:soft-page-break/>Limitations of code review.</text:h>
      <text:p text:style-name="P11">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7">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Tyran &amp; George, 2002).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text:span><text:soft-page-break/><text:span text:style-name="T7">on academic code reviews, Iisakka and Tervonen (2001) described social loafing in industry: frustration felt by code authors when reviewers did not prepare adequately for an inspection meeting and by reviewers when authors did not provide feedback on which suggestions were implemented. Inspections of all types are inherently criticisms, so review teams needed to accommodate power imbalances between reviewers and authors, particularly when authors expressed a sense of ownership over the code (Iisakka &amp; Tervonen, 2001).</text:span></text:p>
      <text:p text:style-name="P11">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102965087" text:style-name="L1">
        <text:list-item>
          <text:p text:style-name="P18">Integration of inspection and development processes to connect reviews with day-to-day work;</text:p>
        </text:list-item>
        <text:list-item>
          <text:p text:style-name="P18">Asynchronous review in place of formal meetings, which would reduce waste associated with meetings and allow more frequent reviews;</text:p>
        </text:list-item>
        <text:list-item>
          <text:p text:style-name="P18">Emphasizing developer quality over defect detection, building programmer skills and precluding repeat defects;</text:p>
        </text:list-item>
        <text:list-item>
          <text:p text:style-name="P18">Creation of organization-wide review knowledge bases to streamline inspection;</text:p>
        </text:list-item>
        <text:list-item>
          <text:p text:style-name="P18">Outsourcing review to dedicated inspection consultants who bring community best practices into the development team;</text:p>
        </text:list-item>
        <text:list-item>
          <text:p text:style-name="P18">Computer mediation to reduce clerical overhead and support analysis and reflection;</text:p>
        </text:list-item>
        <text:list-item>
          <text:p text:style-name="P18">Increasing the number of reviewers per project to improve coverage.</text:p>
        </text:list-item>
      </text:list>
      <text:h text:style-name="Heading_20_3" text:outline-level="3"><text:soft-page-break/>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1647036135" text:continue-list="list102965087" text:style-name="L1">
        <text:list-item text:start-value="1">
          <text:p text:style-name="P18">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18">In the <text:span text:style-name="T5">overview</text:span> stage the author assigned roles, shared the goals of the inspection, and identified the portions of the material under review (Fagan, 1976).</text:p>
        </text:list-item>
        <text:list-item>
          <text:p text:style-name="P18">During the <text:span text:style-name="T5">preparation</text:span> stage reviewers read the material to become familiar with the code, but were discouraged from looking for defects (Fagan, 1976).</text:p>
        </text:list-item>
        <text:list-item>
          <text:p text:style-name="P18">The <text:span text:style-name="T5">inspection</text:span> stage was a face-to-face group meeting conducted to step through the code, identify defects, and classify defects by type and severity (Fagan, 1976). Fagan (1986) cautioned against attempts to determine solutions during this meeting.</text:p>
        </text:list-item>
        <text:list-item>
          <text:p text:style-name="P18">In the <text:span text:style-name="T5">rework</text:span> stage, the code author evaluated the list of defects and made repairs (Fagan, 1976).</text:p>
        </text:list-item>
        <text:list-item>
          <text:p text:style-name="P18"><text:soft-page-break/>Finally, during the <text:span text:style-name="T5">follow up</text:span> stage, the author verified the rework with the original review team (Fagan, 1976).</text:p>
        </text:list-item>
      </text:list>
      <text:p text:style-name="P6">Subsequent research on the code review process included most or all of Fagan's stages, but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 <text:span text:style-name="T7">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2">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oles. Three roles are common throughout the literature: the code author(s), the reviewer(s), and a meeting or review moderator. Less common inspection roles included tester (Fagan, 1976), designer <text:soft-page-break/>(Fagan, 1976), producer (Stein, Riedl, Harner, &amp; Mashayekhi, 1997), and recorder (Wiegers, 1995).<text:span text:style-name="T7"> </text:span>Fagan (1986) called the moderator the most critical role, and characterized the ideal moderator as a player-coach throughout the inspection process. Most subsequent reports focused on the reviewer role. Mäntylä and Lassenius (2009) reported that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11">Sauer, Ross, Land, and Yetton (2000) applied the behavioral theory of group performance to code review roles. The behavioral theory of group performance suggested that group effectiveness would be determined by the available task expertise,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text:soft-page-break/>Votta (1993) concluded that the transaction costs incurred while scheduling meetings were greater than the benefits gained via asynchronous inspection meetings. <text:span text:style-name="T7">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new findings uncovered during face-to-face meetings were classified as easy to identify, further limiting the value of in-person review (Kelly &amp; Shepard, 2003).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h text:style-name="P27" text:outline-level="3">The impact of developer skills on code review.</text:h>
      <text:p text:style-name="Text_20_body"><text:span text:style-name="T7">Despite the research attention, 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text:span><text:soft-page-break/><text:span text:style-name="T7">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11">Despite the rich collection of literature studying code review, sociological aspects such as programmer learning and development have received little attention (Iisakka &amp; Tervonen, 2001). Kelly and Shepard (2002) stated that “observations suggest that the success of inspections, both traditional and non-traditional, is influenced strongly by soft issues” (Kelly &amp; Shepard, 2002, p. 7). In an investigation of qualitative, “people-centric”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design guidelines for code review researchers:</text:p>
      <text:list xml:id="list662460341" text:style-name="L2">
        <text:list-item>
          <text:p text:style-name="P20"><text:soft-page-break/>Specify the goals of the inspection, defining terms and indicating what is being reviewed and what type of feedback is desired.</text:p>
        </text:list-item>
        <text:list-item>
          <text:p text:style-name="P20">Identify tradeoffs in reviewer skills, such as domain expertise versus implementation language expertise.</text:p>
        </text:list-item>
        <text:list-item>
          <text:p text:style-name="P20">Clean up the product to be inspected. Automated tools may fix style issues that can distract reviewers from functional defects.</text:p>
        </text:list-item>
        <text:list-item>
          <text:p text:style-name="P20">Use a structured inspection technique.</text:p>
        </text:list-item>
        <text:list-item>
          <text:p text:style-name="P20">Build a process based on inspections. The infrastructure available must identify goals, timing, and participants for an inspection.</text:p>
        </text:list-item>
        <text:list-item>
          <text:p text:style-name="P20">Give inspectors responsibility and authority. Make the author available to reviewers. Divide code among reviewers to foster a sense of ownership.</text:p>
        </text:list-item>
        <text:list-item>
          <text:p text:style-name="P20">Ensure that inspectors have the space to inspect. Schedules must accommodate inspections.</text:p>
        </text:list-item>
        <text:list-item>
          <text:p text:style-name="P20">Use metrics cautiously when assessing the effectiveness of an inspection activity. Metrics may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7">To accommodate varying skill levels among programmers, researchers have proposed and studi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text:span><text:soft-page-break/><text:span text:style-name="T7">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well-defined reading technique.</text:span></text:p>
      <text:p text:style-name="P11">In an eye-tracking study that investigated code reading,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11">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1">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A specific type of checklist—in-house coding standards, including code structure and what the meaning of terms like “simplicity” and “readability”—was identified by Kelly and Shepard (2002) as a way to review house style. Checklist-based <text:soft-page-break/>reading was criticized for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past projects and could not help programmers understand current code.</text:p>
      <text:p text:style-name="P11">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11">Scenario-based reading was introduced as a meta-technique that varied reading techniques in different project scenarios (Basili, 1997). A reading technique could be selected by assessing the project across dimensions including:</text:p>
      <text:list xml:id="list904305913" text:style-name="L3">
        <text:list-item>
          <text:p text:style-name="P21">The goals of the review, for example, to find bugs, to understand performance, or to evaluate maintainability;</text:p>
        </text:list-item>
        <text:list-item>
          <text:p text:style-name="P21">The context of the review, for example, the project phase or available inspectors;</text:p>
        </text:list-item>
        <text:list-item>
          <text:p text:style-name="P21"><text:soft-page-break/>The type of input under review, for example, code, requirements, or tests;</text:p>
        </text:list-item>
        <text:list-item>
          <text:p text:style-name="P21">The type of output desired;</text:p>
        </text:list-item>
        <text:list-item>
          <text:p text:style-name="P21">The degree of rigor required;</text:p>
        </text:list-item>
        <text:list-item>
          <text:p text:style-name="P21">The perspective of the reviewer;</text:p>
        </text:list-item>
        <text:list-item>
          <text:p text:style-name="P21">Qualities of the product, for example, the age of the code or level of test coverage;</text:p>
        </text:list-item>
        <text:list-item>
          <text:p text:style-name="P21">Qualities of the overall process, such as reviewer training (Basili, 1997).</text:p>
        </text:list-item>
      </text:list>
      <text:p text:style-name="P11">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tester, designer, user, etc.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1">Thelin, Runeson, and Wohlin (2003) expanded on the user role in perspective-based reading in their description of usage-based reading. Usage-based reading took a set of use cases as the starting point, and asked reviewers to focus on defects that had the <text:soft-page-break/>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11">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27" text:outline-level="3">Code review tools.</text:h>
      <text:p text:style-name="P11">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Smart Bear Software Code Collaborator, Atlassian Crucible, etc.), and open source applications (Codestriker, Review Board, Rietveld, etc.). This section reviews tools documented in scholarly literature.</text:p>
      <text:p text:style-name="P11"><text:soft-page-break/>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11">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7">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text:span><text:soft-page-break/><text:span text:style-name="T7">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7">Perpich, Perry, Porter, Votta, and Wade (1997), AISA used email to synchronize communication between review participants. AISA included design elements intended to preserve positive elements of face-to-face inspection meetings.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A shared information space preserved visual cues and provided an inspection history.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7">Laitenberger and Dreyer (1998) investigated the perceived ease of use and usefulness of a Web-based Inspection Process Support tool (WIPS). WIPS supported the </text:span><text:soft-page-break/><text:span text:style-name="T7">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P11">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nd George (2002) found that the supporting tools minimized some common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p>
      <text:p text:style-name="P11">Parnin, Görg, and Nnadi (2008) explored automated code inspection tools as a complement to code review. These tools proved useful for assessing design and code quality, in particular for maintainability defects that were overlooked by human inspectors focused on functional defects. However,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text:soft-page-break/>spread throughout the code under review. While Parnin, Görg, and Nnadi (2008) did not apply their visualizations to defect lists generated by human code reviews, they did not provide any evidence that this would be challenging.</text:p>
      <text:p text:style-name="P11">Meyer (2008) provided an experience report of code review distributed across a worldwide programming language team. Rather than implementing a code-review-focused tool, the team used a combination of collaboration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p text:style-name="P11">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1742061091" text:continue-numbering="true" text:style-name="L3">
        <text:list-item>
          <text:p text:style-name="P21">Inspection of multiple <text:span text:style-name="T5">artifact </text:span>formats,<text:span text:style-name="T5"> </text:span>including text and graphics, stored in multiple repository types, including file system and source code control;</text:p>
        </text:list-item>
        <text:list-item>
          <text:p text:style-name="P21">Asynchronous or synchronous <text:span text:style-name="T5">process</text:span>, including integration with project management tools;</text:p>
        </text:list-item>
        <text:list-item>
          <text:p text:style-name="P21">Multifaceted <text:span text:style-name="T5">results</text:span>, including the severity, type, and resolution of defects (Hedberg, 2004).</text:p>
        </text:list-item>
      </text:list>
      <text:h text:style-name="P27" text:outline-level="3"><text:soft-page-break/>Summary.</text:h>
      <text:p text:style-name="P11">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22" text:outline-level="2">Human-Computer Interaction and the Challenge of Context</text:h>
      <text:p text:style-name="P11">Exploration of social, behavioral, and contextual issues in technology design is an ongoing theme in human-computer interaction (HCI) research HCI research engaging the challenge of context in technology design and use may be positioned in three evolutionary cycles: from human factors to human actors, from usability to user experience, and from user-centered design to activity-centered design.</text:p>
      <text:h text:style-name="P27" text:outline-level="3">From human factors to human actors.</text:h>
      <text:p text:style-name="Text_20_body"><text:span text:style-name="T7">This section takes its title from Bannon's (1991) widely-cited article, which criticized the then-dominant information processing model of HCI. HCI research evolved </text:span><text:soft-page-break/><text:span text:style-name="T7">from two precedents: a psychological program with roots in ergonomics and human factors studies during and after after World War II, and a field of work research that dated back to Taylor's scientific management (Kuutti, 1999). Researchers embraced cognitive psychology as a way to harden the science behind HCI, partly to counterbalance the dominance of computer science in information technology research and practice (Newell &amp; Card, 1985).</text:span></text:p>
      <text:p text:style-name="P11">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Carroll, 1997). Raskin (2000) recommended four quantitative methods, including GOMS and Fitt's Law, for analyzing a user interface.</text:p>
      <text:p text:style-name="P15">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further criticized the information processing model for de-emphasizing the role of <text:s/>context—motivation, community, and setting—in favor of time consuming and costly laboratory studies.</text:p>
      <text:p text:style-name="P15">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ssumptions about agency were critical, and that, contrary to the assumptions of information processing models, machine and human agency were intertwined, but not equivalent. In successful ERP projects, machines facilitated, enabled, and constrained human behavior, but human intentions and actions—agency—shaped organizational success (Rose, Jones, &amp; Truex, 2005).</text:p>
      <text:h text:style-name="P27" text:outline-level="3">From usability to user experience.</text:h>
      <text:p text:style-name="Text_20_body"><text:span text:style-name="T7">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design research moved from the laboratory (cognitive science) to the field. Tools shifted from formal, rigorous modeling to “discount” usability testing and rapid prototyping (Carroll, 1997). Carroll (1997) described a second evolutionary step beyond usability engineering that involved increased focus on context—the wider “design rationale” </text:span><text:soft-page-break/><text:span text:style-name="T7">behind a system. Design teams considered the discussions, debates, and tradeoffs that determined a design, and constructed design tools like contextual inquiry and user models (Carroll, 1997).</text:span></text:p>
      <text:p text:style-name="P11">Hassenzahl and Tractinsky (2006) described the same evolution as Carroll (1997), but positioned it as user experience, which “gained momentum in recent years, mostly as a countermovement to the dominant, task- and work-related 'usability' paradigm” (p. 91). Hassenzahl and Tractinsky (2006) characterized user experience as primarily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11">While Hassenzahl &amp;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5">for </text:span>an experience', that is, to take experiential aspects into account while designing, without being able to guarantee a particular experience” (p. 95).</text:p>
      <text:h text:style-name="P27" text:outline-level="3">From human-centered design to activity-centered design.</text:h>
      <text:p text:style-name="Text_20_body"><text:span text:style-name="T7">The field of user experience has earned a prominent place in design, but is not without its own challenges. One important challenge was voiced by Norman (2005), who </text:span><text:soft-page-break/><text:span text:style-name="T7">pointed out that many organizations with strong user experience teams continued to ship complex and confusing products. Norman (2005) echoed Hassenzahl and Tractinsky's (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designers were likely to have a rich user model, that model might lead to designs that serve one user or group over another, or that do not accommodate advances in users' skills, or, worst, that “too much attention to the needs of the users can lead to a lack of cohesion and added complexity in the design” (pp. 16-17).</text:span></text:p>
      <text:h text:style-name="P22" text:outline-level="2">Activity Theory and Interaction Design</text:h>
      <text:p text:style-name="Text_20_body"><text:span text:style-name="T7">Successful interaction design requires consideration of human agency, context, and activity (Bannon, 1991; Norman, 2005). Activity theory satisfies both of these considerations, and as such has been applied as a theoretical foundation for interaction design. This section provides an overview of activity theory, discusses the role of activity theory in interaction design research, and applies activity theoretic principles to code review.</text:span></text:p>
      <text:p text:style-name="Text_20_body"><text:span text:style-name="T7">Activity theory is a psychological theory that takes the concept of human activity as the central explanatory idea (Engestr</text:span><text:span text:style-name="T2">ö</text:span><text:span text:style-name="T7">m, 1999). Human activity in this context i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be understood only by tracing its origination in these involvements and </text:span><text:soft-page-break/><text:span text:style-name="T7">practices” (p. 74).</text:span></text:p>
      <text:p text:style-name="Text_20_body"><text:span text:style-name="T7">Activity theory was rooted in the Soviet school of cultural-historical psychology developed by Vygotsky and his followers, notably Luria and Leont'ev (Kaptelinin &amp; Nardi, 2006). Cultural-historical psychology was itself built upon Marx's dialectical materialism and Hegel's exploration of breakdowns and contradictions (Stetsenko, 2005; Vygotsky, 1978). This Marxist and Hegelian heritage is reflected in activity theory's insistence that there is no separation between mind and behavior or mind and society (Gay &amp; Hembrooke, 2004).</text:span></text:p>
      <text:h text:style-name="P26" text:outline-level="1">References</text:h>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sili, V. R. (1997). Evolving and packaging reading technologies. </text:span><text:span text:style-name="T5">Journal of Systems and Software, 38</text:span><text:span text:style-name="T7">, 3-12.</text:span></text:p>
      <text:p text:style-name="P8"><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8">Beck, K. (with Andres, C.). (2004). Extreme programming explained (2nd Ed.). Boston, MA: Addison-Wesley.</text:p>
      <text:p text:style-name="P8">Biffl, S. (2000, November/December). Using inspection data for defect estimation. <text:span text:style-name="T5">IEEE Software</text:span><text:span text:style-name="T7">, 36-43.</text:span></text:p>
      <text:p text:style-name="P8"><text:span text:style-name="T7">Bragdon, A., Zeleznik, R., Reiss, S. P., Karumuri, S., Cheung, W., Kaplan, J., . . . LaViola, J. J., Jr. (2010). Code Bubbles: A working set-based interface for code understanding and maintenance. </text:span><text:span text:style-name="T6">Proceedings of the 28</text:span><text:span text:style-name="T9">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P10">Card, S. K., Moran, T. P., &amp; Newell, A. (1983). The psychology of human-computer interaction. Hillsdale, NJ: Erlbaum.</text:p>
      <text:p text:style-name="Reference"><text:soft-page-break/><text:span text:style-name="T7">Carroll, J. M. (1997). Human-computer interaction: Psychology as a science of design. </text:span><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8"><text:span text:style-name="T10">Deimel, L. E., Jr. (1985). The uses of program reading. </text:span><text:span text:style-name="T11">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8"><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pan text:style-name="T7">Fagan, M. E. (1976). Design and code inspections to reduce errors in program development. </text:span><text:span text:style-name="T5">IBM Systems Journal, 15</text:span><text:span text:style-name="T7">, 182-211.</text:span></text:p>
      <text:p text:style-name="P8"><text:span text:style-name="T7">Fagan, M. E. (1986). Advances in software inspections. </text:span><text:span text:style-name="T5">IEEE Transactions on Software Engineering, 12</text:span><text:span text:style-name="T7">, 744-751.</text:span></text:p>
      <text:p text:style-name="P8"><text:span text:style-name="T7">Gay, G., &amp; Hembrooke, H. (2004). </text:span><text:span text:style-name="T5">Activity-centered design: An ecological approach to designing smart tools and usable systems</text:span><text:span text:style-name="T7">. Cambridge, MA: MIT Press.</text:span></text:p>
      <text:p text:style-name="P8"><text:span text:style-name="T7">Glass, R. L. (1999). Inspections—some surprising findings. </text:span><text:span text:style-name="T5">Communications of the ACM, 42</text:span><text:span text:style-name="T7">(4), 17-19.</text:span></text:p>
      <text:p text:style-name="P8"><text:span text:style-name="T7">Goguen, J. A., &amp; Linde, C. (1993). Techniques for requirements elicitation. </text:span><text:span text:style-name="T5">Proceedings of the 1993 IEEE International Symposium on Requirements Engineering</text:span><text:span text:style-name="T7"> (pp. 152-164). Los Alamos, CA: IEEE Computer Society Press.</text:span></text:p>
      <text:p text:style-name="P8"><text:soft-page-break/><text:span text:style-name="T7">Hassenzahl, M., &amp; Tractinsky, N. (2006). User experience—a research agenda. </text:span><text:span text:style-name="T5">Behaviour &amp; Information Technology, 25</text:span><text:span text:style-name="T7">(2), 91-97.</text:span></text:p>
      <text:p text:style-name="P8"><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9">th</text:span><text:span text:style-name="T6"> International Conference, PROFES 2004 </text:span><text:span text:style-name="T7">(pp. 234-247). Berlin, Germany: Springer.</text:span></text:p>
      <text:p text:style-name="P8"><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8"><text:span text:style-name="T7">Hundhausen, C., Agrawal, A., &amp; Ryan, K. (2010). The design of an online environment to support pedagogical code reviews. </text:span><text:span text:style-name="T6">Proceedings of the 41</text:span><text:span text:style-name="T9">st</text:span><text:span text:style-name="T6"> ACM Technical Symposium on Computer Science Education</text:span><text:span text:style-name="T7"> (pp. 182-186). New York: ACM.</text:span></text:p>
      <text:p text:style-name="P8"><text:span text:style-name="T7">Hyysalo, S. (2005). Objects and motives in a product design process. </text:span><text:span text:style-name="T5">Mind, Culture, and Activity, 12</text:span><text:span text:style-name="T7">, 19-36.</text:span></text:p>
      <text:p text:style-name="P8"><text:span text:style-name="T7">Iisakka, J., &amp; Tervonen, I. (2001). The darker side of inspections. In M. Lawford &amp; D. L. Parnas (Eds.), </text:span><text:span text:style-name="T6">WISE'01: Proceedings of the 1</text:span><text:span text:style-name="T9">st</text:span><text:span text:style-name="T6"> Workshop on Inspection in Software Engineering</text:span><text:span text:style-name="T7"> (pp. 99-104), Hamilton, Canada: McMaster University.</text:span></text:p>
      <text:p text:style-name="P8"><text:span text:style-name="T7">Johnson, P. M. (1994). An instrumented approach to improving software quality through formal technical review. </text:span><text:span text:style-name="T6">Proceedings of the 16</text:span><text:span text:style-name="T9">th</text:span><text:span text:style-name="T6"> International Conference on Software Engineering</text:span><text:span text:style-name="T7"> (pp. 113-122). Los Alamitos, CA: IEEE Computer Society Press,</text:span></text:p>
      <text:p text:style-name="P8"><text:span text:style-name="T7">Johnson, P. M. (1998). Reengineering inspection. </text:span><text:span text:style-name="T5">Communications of the ACM, 41</text:span><text:span text:style-name="T7">(2), 49-52.</text:span></text:p>
      <text:p text:style-name="P8"><text:soft-page-break/><text:span text:style-name="T7">Kaptelinin, V., &amp; Nardi, B. A. (2006). </text:span><text:span text:style-name="T5">Acting with technology: Activity theory and interaction design</text:span><text:span text:style-name="T7">. Cambridge, MA: MIT Press.</text:span></text:p>
      <text:p text:style-name="P8">Kaptelinin, V., Nardi, B. A., &amp; Macaulay, C. (1999, July-August). The activity checklist: A tool for representing the “space” of context. <text:span text:style-name="T5">interactions</text:span><text:span text:style-name="T7">, 27-39.</text:span></text:p>
      <text:p text:style-name="P8">Kelly, D., &amp; Shepard, T. (2003). An experiment to investigate interacting versus nominal groups in software inspection. <text:span text:style-name="T4">Proceedings of the 2003 Conference of the Centre For Advanced Studies on Collaborative Research</text:span> (pp. 122-134). Indianapolis, IN: IBM Press.</text:p>
      <text:p text:style-name="P8"><text:span text:style-name="T7">Kemerer, C. F., &amp; Paulk, M. C. (2009). The impact of design and code reviews on software quality: An empirical study based on PSP data. </text:span><text:span text:style-name="T5">IEEE Transactions on Software Engineering, 35</text:span><text:span text:style-name="T7">, 534-550.</text:span></text:p>
      <text:p text:style-name="P8">Kuutti, K. (1996). Activity theory as a potential framework for human-computer interaction research. In B. A. Nardi (Ed.), <text:span text:style-name="T5">Context and consciousness: Activity theory and human-computer interaction </text:span><text:span text:style-name="T7">(pp. 17-44). Cambridge, MA: MIT Press.</text:span></text:p>
      <text:p text:style-name="Reference"><text:span text:style-name="T7">Kuutti, K. (1999) Activity theory, transformation of work and information systems design. In Y. Engeström, R. Miettinen, &amp; R. Punamäki (Eds.), </text:span><text:span text:style-name="T5">Perspectives on Activity Theory</text:span><text:span text:style-name="T7"> (pp. 360-376). Cambridge, UK: Cambridge University Press. </text:span></text:p>
      <text:p text:style-name="P8"><text:span text:style-name="T7">Laitenberger, O., &amp; Dreyer, H. M. (1998). Evaluating the usefulness and the ease of use of a web-based inspection data collection tool. </text:span><text:span text:style-name="T6">Proceedings of the 5</text:span><text:span text:style-name="T9">th</text:span><text:span text:style-name="T6"> International Symposium on Software Metrics</text:span><text:span text:style-name="T7"> (pp. 122-134). Washington, DC: IEEE.</text:span></text:p>
      <text:p text:style-name="P8">Laitenberger, O., &amp; DeBaud, J-M. (2001). An encompassing life-cycle centric survey of software inspection. <text:span text:style-name="T5">Journal of Systems and Software, 50</text:span><text:span text:style-name="T7">, 5-31.</text:span></text:p>
      <text:p text:style-name="P8"><text:soft-page-break/><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8"><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8"><text:span text:style-name="T7">Newell, A., &amp; Card, S. K. (1985). The prospects for psychological science in human-</text:span><text:span text:style-name="T7">computer interaction. </text:span><text:span text:style-name="T5">Human Computer Interaction, 1</text:span><text:span text:style-name="T7">, 209-242.</text:span></text:p>
      <text:p text:style-name="P8">Nielsen, J. (1994). Usability inspection methods. <text:span text:style-name="T4">Conference Companion on Human Factors in Computing Systems</text:span> (pp. 413-414). New York: ACM.</text:p>
      <text:p text:style-name="P8">Norman, D. A. (1993). <text:span text:style-name="T5">Things that make us smart: Defending human attributes in the age </text:span><text:span text:style-name="T5">of the machine</text:span>. Cambridge, MA: Perseus Books.</text:p>
      <text:p text:style-name="P8">Norman, D. A. (2005, July-August). Human-centered design considered harmful. <text:span text:style-name="T5">interactions, </text:span><text:span text:style-name="T7">14-19.</text:span></text:p>
      <text:p text:style-name="P8">Norman, D. A. (2006, November-December). Logic versus usage: The case for activity-centered design. <text:span text:style-name="T5">interactions</text:span><text:span text:style-name="T7">, 45, 63.</text:span></text:p>
      <text:p text:style-name="P8"><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9">th</text:span><text:span text:style-name="T6"> ACM Symposium on Software Visualization</text:span><text:span text:style-name="T7"> (77-86). New York: ACM.</text:span></text:p>
      <text:p text:style-name="P8"><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9">th</text:span><text:span text:style-name="T6"> International Conference on Software Engineering</text:span><text:span text:style-name="T7"> (pp. 14-21). New York: ACM.</text:span></text:p>
      <text:p text:style-name="P8"><text:span text:style-name="T7">Porter, A., Siy, H., Mockus, A., &amp; Votta, L. G. (1998). Understanding the sources of </text:span><text:soft-page-break/><text:span text:style-name="T7">variation in software inspections. </text:span><text:span text:style-name="T5">ACM Transactions on Software Engineering and Methodology, 7</text:span><text:span text:style-name="T7">, 41-79.</text:span></text:p>
      <text:p text:style-name="Reference">Raskin, J. (2000). <text:span text:style-name="T5">The humane interface: New directions for designing interactive systems</text:span>. Reading, MA: Addison-Wesley.</text:p>
      <text:p text:style-name="P9">Reily, K., Finnerty, P. L., &amp; Terveen, L. (2009). Two peers are better than one: aggregating peer reviews for computing assignments is surprisingly accurate. <text:span text:style-name="T4">Proceedings of the ACM 2009 International Conference on Supporting Group Work</text:span> (pp. 115-124). New York: ACM.</text:p>
      <text:p text:style-name="P9"><text:span text:style-name="T7">Rombach, D., Ciolkowski, M., Jeffery, R., Laitenberger, O., McGarry, F., &amp; Shull, F. (2008). Impact of research on practice in the field of inspections, reviews, and walkthroughs: Learning from successful industrial uses. </text:span><text:span text:style-name="T6">SIGSOFT Software Engineering Note</text:span><text:span text:style-name="T5">s, 33</text:span><text:span text:style-name="T7">(6), 26-35.</text:span></text:p>
      <text:p text:style-name="P9"><text:span text:style-name="T7">Rose, J., Jones, M., &amp; Truex, D. (2005). Socio-theoretic accounts of IS: The problem of agency. </text:span><text:span text:style-name="T5">Scandinavian Journal of Information Systems, 17</text:span><text:span text:style-name="T7">(1), 133-152.</text:span></text:p>
      <text:p text:style-name="P8"><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9"><text:span text:style-name="T7">Siy, H., &amp; Votta, L. (2001). Does the modern code inspection have value? </text:span><text:span text:style-name="T6">Proceedings of the IEEE International Conference on Software Maintenance </text:span><text:span text:style-name="T7">(pp. 281-290). Washington, DC: IEEE.</text:span></text:p>
      <text:p text:style-name="P8">Stein, M., Riedl, J., Harner, S. J., &amp; Mashayekhi, V. (1997). A case study of distributed, asynchronous software inspection. <text:span text:style-name="T4">Proceedings of the 19</text:span><text:span text:style-name="T8">th</text:span><text:span text:style-name="T4"> International Conference on Software Engineering</text:span> (pp. 107-117). New York: ACM.</text:p>
      <text:p text:style-name="P8"><text:soft-page-break/>Storey, M-A., Cheng, L-T., Bull, I., &amp; Rigby, P. (2006). Shared waypoints and social tagging to support collaboration in software development. <text:span text:style-name="T4">Proceedings of the </text:span><text:span text:style-name="T4">2006 20th Anniversary Conference on Computer Supported Cooperative Work</text:span> (pp. 195-198). New York: ACM.</text:p>
      <text:p text:style-name="P8">Thelin, T., Runeson, P., &amp; Wohlin, C. (2003). An experimental comparison of usage-based and checklist-based reading. <text:span text:style-name="T5">IEEE Transactions on Software Engineering, 29</text:span><text:span text:style-name="T7">, 687-704.</text:span></text:p>
      <text:p text:style-name="P9"><text:span text:style-name="T7">Trytten, D. A. (2005). A design for peer code review. </text:span><text:span text:style-name="T6">Proceedings of the 36</text:span><text:span text:style-name="T9">th</text:span><text:span text:style-name="T6"> SIGCSE </text:span><text:span text:style-name="T6">Technical Symposium on Computer Science Education</text:span><text:span text:style-name="T7"> (pp. 455-459). New York: ACM.</text:span></text:p>
      <text:p text:style-name="P9"><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9"><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9">th</text:span><text:span text:style-name="T6"> SIGCSE Technical Symposium on Computer Science Education</text:span><text:span text:style-name="T7"> (pp. 97-101). New York: ACM.</text:span></text:p>
      <text:p text:style-name="P9"><text:span text:style-name="T7">Tyran, C. K., &amp; George, J. F. (2002). Improving software inspections with group process support. </text:span><text:span text:style-name="T5">Communications of the ACM, 45</text:span><text:span text:style-name="T7">(9), 87-92.</text:span></text:p>
      <text:p text:style-name="P8">Uwano, H., Monden, A., &amp; Matsumoto, K. (2008). Are good code reviewers also good at design review? <text:span text:style-name="T4">Proceedings of the Second ACM-IEEE International Symposium on Empirical Software Engineering and Measurement</text:span> (pp. 351-353). New York: ACM.</text:p>
      <text:p text:style-name="P8"><text:soft-page-break/>Uwano, H., Nakamura, M., Monden, A., &amp; Matsumoto, K. (2006). Analyzing individual performance of source code review using reviewers' eye movement. <text:span text:style-name="T4">Proceedings </text:span><text:span text:style-name="T4">of the 2006 Symposium on Eye Tracking Research &amp; Applications</text:span> (pp. 133-140). New York: ACM.</text:p>
      <text:p text:style-name="P9"><text:span text:style-name="T7">Wang, Y., Li, Y., Collins, M., &amp; Liu, P. (2008). Process improvement of peer code review and behavior analysis of its participants. </text:span><text:span text:style-name="T6">Proceedings of the 39</text:span><text:span text:style-name="T9">th</text:span><text:span text:style-name="T6"> SIGCSE Technical Symposium on Computer Science Education</text:span><text:span text:style-name="T7"> (pp. 107-111). New York: ACM.</text:span></text:p>
      <text:p text:style-name="Reference"><text:span text:style-name="T7">Wiegers, K. E. (1995). Improving quality through software inspections. </text:span><text:span text:style-name="T5">Software Development, 3</text:span><text:span text:style-name="T7">(4), 55-64.</text:span></text:p>
      <text:p text:style-name="Reference"><text:span text:style-name="T7">Williams, L. A., &amp; Kessler, R. R. (2000). All I really needed to know about pair programming I learned in kindergarten. </text:span><text:span text:style-name="T5">Communications of the ACM, 43</text:span><text:span text:style-name="T7">(5), 108-</text:span><text:span text:style-name="T7">114.</text:span></text:p>
      <text:p text:style-name="P8"><text:span text:style-name="T7">Wood, M., Roper, M., Brooks, A., &amp; Miller, J. (1997). Comparing and combining </text:span><text:span text:style-name="T7">software defect detection techniques: A replicated empirical study. </text:span><text:span text:style-name="T6">Proceedings of the 6</text:span><text:span text:style-name="T9">th</text:span><text:span text:style-name="T6"> European Software Engineering Conference Held Jointly with the 5</text:span><text:span text:style-name="T9">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35</text:page-number></text:p>
      </style:header>
      <style:footer>
        <text:p text:style-name="MP2">DRAFT <text:date style:data-style-name="N37" text:date-value="2010-11-04T21:45:47.99">11/04/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35</text:page-number></text:p>
      </style:header>
      <style:footer>
        <text:p text:style-name="MP2">DRAFT <text:date style:data-style-name="N37" text:date-value="2010-11-04T21:45:47.99">11/04/10</text:date><text:tab/>Copyright <text:span text:style-name="MT1">©</text:span> 2010 Randy Souza</text:p>
      </style:footer>
    </style:master-page>
    <style:master-page style:name="References" style:page-layout-name="Mpm4">
      <style:header>
        <text:p text:style-name="MP1">References<text:tab/><text:page-number text:select-page="current">35</text:page-number></text:p>
      </style:header>
      <style:footer>
        <text:p text:style-name="MP2">DRAFT <text:date style:data-style-name="N37" text:date-value="2010-11-04T21:45:47.99">11/04/10</text:date><text:tab/>Copyright <text:span text:style-name="MT1">©</text:span> 2010 Randy Souza</text:p>
      </style:footer>
    </style:master-page>
    <style:master-page style:name="Introduction" style:page-layout-name="Mpm5">
      <style:header>
        <text:p text:style-name="MP1">Introduction<text:tab/><text:page-number text:select-page="current">35</text:page-number></text:p>
      </style:header>
      <style:footer>
        <text:p text:style-name="MP2">DRAFT <text:date style:data-style-name="N37" text:date-value="2010-11-04T21:45:47.99">11/04/10</text:date><text:tab/>Copyright <text:span text:style-name="MT1">©</text:span> 2010 Randy Souza</text:p>
      </style:footer>
    </style:master-page>
    <style:master-page style:name="Abstract" style:page-layout-name="Mpm6">
      <style:header>
        <text:p text:style-name="MP1">Abstract<text:tab/><text:page-number text:select-page="current">35</text:page-number></text:p>
      </style:header>
      <style:footer>
        <text:p text:style-name="MP2">DRAFT <text:date style:data-style-name="N37" text:date-value="2010-11-04T21:45:47.99">11/04/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35</text:page-number></text:p>
      </style:header>
      <style:footer>
        <text:p text:style-name="MP2">DRAFT <text:date style:data-style-name="N37" text:date-value="2010-11-04T21:45:47.99">11/04/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04T21:45:48</dc:date>
    <dc:creator>Randy Souza</dc:creator>
    <meta:editing-duration>PT138H43M18S</meta:editing-duration>
    <meta:editing-cycles>706</meta:editing-cycles>
    <meta:generator>OpenOffice.org/3.2$Linux OpenOffice.org_project/320m12$Build-9483</meta:generator>
    <meta:document-statistic meta:table-count="0" meta:image-count="0" meta:object-count="0" meta:page-count="39" meta:paragraph-count="209" meta:word-count="8488" meta:character-count="58556"/>
  </office:meta>
</office:document-meta>
</file>